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5c1" officeooo:paragraph-rsid="000815c1"/>
    </style:style>
    <style:style style:name="P2" style:family="paragraph" style:parent-style-name="Text_20_body">
      <style:text-properties officeooo:paragraph-rsid="000815c1"/>
    </style:style>
    <style:style style:name="P3" style:family="paragraph" style:parent-style-name="Text_20_body">
      <style:text-properties fo:font-style="italic" officeooo:rsid="000815c1" officeooo:paragraph-rsid="000815c1" style:font-style-asian="italic" style:font-style-complex="italic"/>
    </style:style>
    <style:style style:name="P4" style:family="paragraph" style:parent-style-name="Text_20_body">
      <style:text-properties fo:color="#ff6666" fo:font-style="italic" officeooo:rsid="000815c1" officeooo:paragraph-rsid="000815c1" style:font-style-asian="italic" style:font-style-complex="italic"/>
    </style:style>
    <style:style style:name="P5" style:family="paragraph" style:parent-style-name="Standard">
      <style:text-properties officeooo:rsid="00081858" officeooo:paragraph-rsid="00081858"/>
    </style:style>
    <style:style style:name="P6" style:family="paragraph" style:parent-style-name="Heading_20_3">
      <style:text-properties officeooo:rsid="000815c1" officeooo:paragraph-rsid="000815c1"/>
    </style:style>
    <style:style style:name="P7" style:family="paragraph" style:parent-style-name="Heading_20_1">
      <style:text-properties officeooo:rsid="000815c1" officeooo:paragraph-rsid="00081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fisk</text:p>
      <text:p text:style-name="P5">hej!</text:p>
      <text:h text:style-name="P6" text:outline-level="3">sasd</text:h>
      <text:p text:style-name="P2"/>
      <text:h text:style-name="P7" text:outline-level="1">asdasd lalal</text:h>
      <text:p text:style-name="P2"/>
      <text:p text:style-name="P3">okasdokok</text:p>
      <text:p text:style-name="P3">ok</text:p>
      <text:p text:style-name="P4"/>
      <text:p text:style-name="P4">asdasdsadasd</text:p>
      <text:p text:style-name="P4"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30:35.626242099</meta:creation-date>
    <dc:date>2018-03-01T13:37:22.065050154</dc:date>
    <meta:editing-duration>PT1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" meta:character-count="52" meta:non-whitespace-character-count="50"/>
  </office:meta>
</office:document-meta>
</file>